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2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7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19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9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margin-top="0cm" fo:margin-bottom="0.5cm" fo:line-height="100%" fo:text-align="center"/>
    </style:style>
    <style:style style:name="P11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2" style:family="paragraph">
      <style:paragraph-properties fo:line-height="80%"/>
      <style:text-properties fo:font-size="54pt"/>
    </style:style>
    <style:style style:name="P13" style:family="paragraph">
      <style:paragraph-properties fo:margin-top="0cm" fo:margin-bottom="0.5cm" fo:line-height="100%"/>
      <style:text-properties fo:font-size="32pt"/>
    </style:style>
    <style:style style:name="P1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8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2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3" style:family="text">
      <style:text-properties fo:color="#b3b3b3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4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Qué es dominous?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7" draw:layer="layout" svg:width="24.814cm" svg:height="4.922cm" svg:x="1.686cm" svg:y="3.037cm">
          <draw:text-box>
            <text:p text:style-name="P6"><text:span text:style-name="T5">¿Por qué crear un simulador de dominó?</text:span></text:p>
          </draw:text-box>
        </draw:frame>
        <draw:frame draw:style-name="gr6" draw:text-style-name="P4" draw:layer="layout" svg:width="24.5cm" svg:height="10.5cm" svg:x="2.031cm" svg:y="8.84cm">
          <draw:text-box>
            <text:list text:style-name="L2">
              <text:list-item>
                <text:p text:style-name="P3"><text:span text:style-name="T3">El dominó es un </text:span><text:span text:style-name="T6">juego complejo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, aplicación multiplataforma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7">básico</text:span></text:p>
          </draw:text-box>
        </draw:frame>
        <draw:frame draw:style-name="gr7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, 28 fichas y </text:span><text:span text:style-name="T3"><text:line-break/></text:span><text:span text:style-name="T3">7 fichas por jugador</text:span></text:p>
              </text:list-item>
              <text:list-item>
                <text:p text:style-name="P3"><text:span text:style-name="T6">200 puntos</text:span><text:span text:style-name="T8">, por cierre o terminar sin fichas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8" draw:text-style-name="P1" draw:layer="layout" svg:width="1.454cm" svg:height="2.761cm" svg:x="14.025cm" svg:y="18.387cm">
          <text:p/>
        </draw:rect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1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7">avanzado</text:span></text:p>
          </draw:text-box>
        </draw:frame>
        <draw:frame draw:style-name="gr9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6">Tiempo</text:span><text:span text:style-name="T3"> pensando un movimiento</text:span></text:p>
              </text:list-item>
              <text:list-item>
                <text:p text:style-name="P3"><text:span text:style-name="T3">Jugar para el </text:span><text:span text:style-name="T6">compañero</text:span><text:span text:style-name="T8">, no individual</text:span></text:p>
              </text:list-item>
              <text:list-item>
                <text:p text:style-name="P3"><text:span text:style-name="T6">Roles</text:span><text:span text:style-name="T3"> en la partida</text:span></text:p>
              </text:list-item>
              <text:list-item>
                <text:p text:style-name="P3"><text:span text:style-name="T3">Cierres, dobles, memoria durante la parti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0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</text:span></text:p>
          </draw:text-box>
        </draw:frame>
        <draw:frame draw:style-name="gr11" draw:text-style-name="P4" draw:layer="layout" svg:width="24.842cm" svg:height="11.473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2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13" draw:text-style-name="P9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14" draw:text-style-name="P11" draw:layer="layout" svg:width="6.304cm" svg:height="5.098cm" svg:x="19.619cm" svg:y="11.3cm">
          <draw:text-box>
            <text:p text:style-name="P10"><text:span text:style-name="T9">Sistema de</text:span><text:span text:style-name="T10"> Inteligencia Artificial</text:span></text:p>
          </draw:text-box>
        </draw:frame>
        <draw:custom-shape draw:style-name="gr12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1" draw:layer="layout" svg:width="6.54cm" svg:height="5.263cm" svg:x="11.306cm" svg:y="10.883cm">
          <draw:text-box>
            <text:p text:style-name="P10"><text:span text:style-name="T9">Sistema de</text:span><text:span text:style-name="T10"> Gestión de partida de dominó</text:span></text:p>
          </draw:text-box>
        </draw:frame>
        <draw:frame draw:style-name="gr16" draw:text-style-name="P11" draw:layer="layout" svg:width="4.99cm" svg:height="5.263cm" svg:x="2.997cm" svg:y="10.847cm">
          <draw:text-box>
            <text:p text:style-name="P10"><text:span text:style-name="T10">Motor gráfico</text:span><text:span text:style-name="T11"><text:line-break/></text:span><text:span text:style-name="T11">de la aplicación</text:span></text:p>
          </draw:text-box>
        </draw:frame>
        <draw:custom-shape draw:style-name="gr17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uperficie_drop.png" xlink:type="simple" xlink:show="embed" xlink:actuate="onLoad">
            <text:p/>
          </draw:image>
        </draw:frame>
        <draw:custom-shape draw:style-name="gr18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9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1" draw:text-style-name="P11" draw:layer="layout" svg:width="6.304cm" svg:height="5.098cm" svg:x="19.619cm" svg:y="11.3cm">
          <draw:text-box>
            <text:p text:style-name="P10"><text:span text:style-name="T9">Sistema de</text:span><text:span text:style-name="T10"> Inteligencia Artificial</text:span></text:p>
          </draw:text-box>
        </draw:frame>
        <draw:custom-shape draw:style-name="gr12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1" draw:layer="layout" svg:width="6.54cm" svg:height="5.263cm" svg:x="11.306cm" svg:y="10.883cm">
          <draw:text-box>
            <text:p text:style-name="P10"><text:span text:style-name="T9">Sistema de</text:span><text:span text:style-name="T10"> Gestión de partida de dominó</text:span></text:p>
          </draw:text-box>
        </draw:frame>
        <draw:frame draw:style-name="gr23" draw:text-style-name="P11" draw:layer="layout" svg:width="4.99cm" svg:height="5.263cm" svg:x="2.997cm" svg:y="10.847cm">
          <draw:text-box>
            <text:p text:style-name="P10"><text:span text:style-name="T10">Motor gráfico</text:span><text:span text:style-name="T11"><text:line-break/></text:span><text:span text:style-name="T11">de la aplicación</text:span></text:p>
          </draw:text-box>
        </draw:frame>
        <draw:custom-shape draw:style-name="gr17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19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9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5" draw:text-style-name="P11" draw:layer="layout" svg:width="6.304cm" svg:height="5.098cm" svg:x="19.619cm" svg:y="11.3cm">
          <draw:text-box>
            <text:p text:style-name="P10"><text:span text:style-name="T9">Sistema de</text:span><text:span text:style-name="T10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6.54cm" svg:height="5.263cm" svg:x="11.306cm" svg:y="10.883cm">
          <draw:text-box>
            <text:p text:style-name="P10"><text:span text:style-name="T9">Sistema de</text:span><text:span text:style-name="T10"> Gestión de partida de dominó</text:span></text:p>
          </draw:text-box>
        </draw:frame>
        <draw:frame draw:style-name="gr27" draw:text-style-name="P11" draw:layer="layout" svg:width="4.99cm" svg:height="5.263cm" svg:x="2.997cm" svg:y="10.847cm">
          <draw:text-box>
            <text:p text:style-name="P10"><text:span text:style-name="T10">Motor gráfico</text:span><text:span text:style-name="T11"><text:line-break/></text:span><text:span text:style-name="T11">de la aplicación</text:span></text:p>
          </draw:text-box>
        </draw:frame>
        <draw:custom-shape draw:style-name="gr17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19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9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9" draw:text-style-name="P11" draw:layer="layout" svg:width="6.304cm" svg:height="5.098cm" svg:x="19.619cm" svg:y="11.3cm">
          <draw:text-box>
            <text:p text:style-name="P10"><text:span text:style-name="T9">Sistema de</text:span><text:span text:style-name="T10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1" draw:layer="layout" svg:width="6.54cm" svg:height="5.263cm" svg:x="11.306cm" svg:y="10.883cm">
          <draw:text-box>
            <text:p text:style-name="P10"><text:span text:style-name="T9">Sistema de</text:span><text:span text:style-name="T10"> Gestión de partida de dominó</text:span></text:p>
          </draw:text-box>
        </draw:frame>
        <draw:frame draw:style-name="gr31" draw:text-style-name="P11" draw:layer="layout" svg:width="4.99cm" svg:height="5.263cm" svg:x="2.997cm" svg:y="10.847cm">
          <draw:text-box>
            <text:p text:style-name="P10"><text:span text:style-name="T10">Motor gráfico</text:span><text:span text:style-name="T11"><text:line-break/></text:span><text:span text:style-name="T11">de la aplicación</text:span></text:p>
          </draw:text-box>
        </draw:frame>
        <draw:custom-shape draw:style-name="gr17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Extensiones</text:span></text:p>
          </draw:text-box>
        </draw:frame>
        <draw:frame draw:style-name="gr32" draw:text-style-name="P4" draw:layer="layout" svg:width="24.842cm" svg:height="11.473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2"><text:span text:style-name="T5">Herramientas</text:span></text:p>
          </draw:text-box>
        </draw:frame>
        <draw:frame draw:style-name="gr33" draw:text-style-name="P4" draw:layer="layout" svg:width="24.842cm" svg:height="11.473cm" svg:x="2.031cm" svg:y="6.631cm">
          <draw:text-box>
            <text:list text:style-name="L2">
              <text:list-item>
                <text:p text:style-name="P13"><text:span text:style-name="T3">Lenguaje de programación — </text:span><text:span text:style-name="T6">Python</text:span></text:p>
              </text:list-item>
              <text:list-item>
                <text:p text:style-name="P13"><text:span text:style-name="T3">Librerías gráficas — </text:span><text:span text:style-name="T6">SDL + PyGame/Gloss</text:span></text:p>
              </text:list-item>
              <text:list-item>
                <text:p text:style-name="P13"><text:span text:style-name="T3">Documentación — </text:span><text:span text:style-name="T6">Latex, Doxygen/Doxypy</text:span></text:p>
              </text:list-item>
              <text:list-item>
                <text:p text:style-name="P1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13"><text:span text:style-name="T3">PyLint, Photoshop, GIMP, Audacity, vi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12">1/2</text:span></text:p>
          </draw:text-box>
        </draw:frame>
        <draw:frame draw:style-name="gr34" draw:text-style-name="P4" draw:layer="layout" svg:width="25.425cm" svg:height="11.973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  <text:list-item>
                <text:p text:style-name="P3"><text:span text:style-name="T6">Multiplataform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window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ubuntu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12">2/2</text:span></text:p>
          </draw:text-box>
        </draw:frame>
        <draw:frame draw:style-name="gr35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de sistemas expertos</text:span></text:p>
              </text:list-item>
              <text:list-item>
                <text:p text:style-name="P3"><text:span text:style-name="T3">Interfaz gráfica para crear </text:span><text:span text:style-name="T6">nuevos jugadores</text:span></text:p>
              </text:list-item>
              <text:list-item>
                <text:p text:style-name="P3"><text:span text:style-name="T6">Migración</text:span><text:span text:style-name="T8"> a más sistem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3">1/3</text:span></text:p>
          </draw:text-box>
        </draw:frame>
        <draw:frame draw:style-name="gr36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Inclusión en distribución </text:span><text:span text:style-name="T6">Guadalinex v8</text:span></text:p>
                <text:p text:style-name="P3"><text:span text:style-name="T3"/></text:p>
              </text:list-item>
            </text:list>
          </draw:text-box>
        </draw:frame>
        <draw:frame draw:style-name="gr1" draw:text-style-name="P1" draw:layer="layout" svg:width="14cm" svg:height="5.502cm" svg:x="7cm" svg:y="10cm">
          <draw:image xlink:href="../images/guadalinex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2"><text:span text:style-name="T5">Difusión </text:span><text:span text:style-name="T13">2/3</text:span></text:p>
          </draw:text-box>
        </draw:frame>
        <draw:frame draw:style-name="gr37" draw:text-style-name="P4" draw:layer="layout" svg:width="25.425cm" svg:height="10.5cm" svg:x="1.627cm" svg:y="6.631cm">
          <draw:text-box>
            <text:list text:style-name="L2">
              <text:list-item>
                <text:p text:style-name="P13"><text:span text:style-name="T6">Finalista</text:span><text:span text:style-name="T3"> dentro del IV Concurso Universitario de Software Libre - UCA</text:span></text:p>
              </text:list-item>
              <text:list-item>
                <text:p text:style-name="P13"><text:span text:style-name="T6">Accésit</text:span><text:span text:style-name="T3"> en el V Concurso Universitario de Software Libre - UCA</text:span></text:p>
              </text:list-item>
            </text:list>
          </draw:text-box>
        </draw:frame>
        <draw:frame draw:style-name="gr1" draw:text-style-name="P1" draw:layer="layout" svg:width="7.438cm" svg:height="2.199cm" svg:x="3.5cm" svg:y="14.875cm">
          <draw:image xlink:href="../images/logo-rosa-cusl4.png" xlink:type="simple" xlink:show="embed" xlink:actuate="onLoad">
            <text:p/>
          </draw:image>
        </draw:frame>
        <draw:frame draw:style-name="gr1" draw:text-style-name="P1" draw:layer="layout" svg:width="4.482cm" svg:height="3.063cm" svg:x="13.018cm" svg:y="14.437cm">
          <draw:image xlink:href="../images/logo.png" xlink:type="simple" xlink:show="embed" xlink:actuate="onLoad">
            <text:p/>
          </draw:image>
        </draw:frame>
        <draw:frame draw:style-name="gr1" draw:text-style-name="P1" draw:layer="layout" svg:width="4.369cm" svg:height="3.5cm" svg:x="18.819cm" svg:y="14cm">
          <draw:image xlink:href="../images/logo_cusl_u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12"><text:span text:style-name="T5">Difusión </text:span><text:span text:style-name="T13">3/3</text:span></text:p>
          </draw:text-box>
        </draw:frame>
        <draw:frame draw:style-name="gr38" draw:text-style-name="P4" draw:layer="layout" svg:width="25.425cm" svg:height="10.5cm" svg:x="1.627cm" svg:y="6.631cm">
          <draw:text-box>
            <text:list text:style-name="L2">
              <text:list-item>
                <text:p text:style-name="P13"><text:span text:style-name="T3">RedIRIS, web ADVUCA, OSLUCA, YouTube...</text:span></text:p>
              </text:list-item>
            </text:list>
          </draw:text-box>
        </draw:frame>
        <draw:frame draw:style-name="gr1" draw:text-style-name="P1" draw:layer="layout" svg:width="7.816cm" svg:height="2.5cm" svg:x="5cm" svg:y="10.5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6.676cm" svg:height="4.72cm" svg:x="16cm" svg:y="14cm">
          <draw:image xlink:href="../images/youtube-logo.png" xlink:type="simple" xlink:show="embed" xlink:actuate="onLoad">
            <text:p/>
          </draw:image>
        </draw:frame>
        <draw:frame draw:style-name="gr1" draw:text-style-name="P1" draw:layer="layout" svg:width="8.659cm" svg:height="2.361cm" svg:x="5.341cm" svg:y="14.5cm">
          <draw:image xlink:href="../images/advuca.png" xlink:type="simple" xlink:show="embed" xlink:actuate="onLoad">
            <text:p/>
          </draw:image>
        </draw:frame>
        <draw:frame draw:style-name="gr1" draw:text-style-name="P1" draw:layer="layout" svg:width="5.5cm" svg:height="5.5cm" svg:x="16.5cm" svg:y="9cm">
          <draw:image xlink:href="../images/oslu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39" draw:text-style-name="P14" draw:layer="layout" svg:width="25.425cm" svg:height="10.5cm" svg:x="1.627cm" svg:y="6.631cm">
          <draw:text-box>
            <text:list text:style-name="L2">
              <text:list-item>
                <text:p text:style-name="P3"><text:span text:style-name="T14">B. Ruipérez Moral. Libro del dominó. Otero Ediciones, 1990.</text:span></text:p>
              </text:list-item>
              <text:list-item>
                <text:p text:style-name="P3"><text:span text:style-name="T14">Mark Pilgrim. Dive Into Python. APress, 2004. ISBN 1590593561.</text:span></text:p>
              </text:list-item>
              <text:list-item>
                <text:p text:style-name="P3"><text:span text:style-name="T14">http://docs.python.org</text:span></text:p>
              </text:list-item>
              <text:list-item>
                <text:p text:style-name="P3"><text:span text:style-name="T14">http://www.pygame.org/docs</text:span></text:p>
              </text:list-item>
              <text:list-item>
                <text:p text:style-name="P3"><text:span text:style-name="T14">[Qui10] Pablo Recio Quijano. Ampliación y reingeniería de un sistema experto basado en reglas con fines educativos. PFC Ingeniería Técnica en Informática de Sistemas.</text:span></text:p>
              </text:list-item>
              <text:list-item>
                <text:p text:style-name="P3"><text:span text:style-name="T14">http://idiginbpel.wordpress.com/2010/03/11/doxygen-python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40" draw:text-style-name="P4" draw:layer="layout" svg:width="25.425cm" svg:height="10.5cm" svg:x="1.627cm" svg:y="6.631cm">
          <draw:text-box>
            <text:p text:style-name="P3"><text:span text:style-name="T3">Dominous bajo entorno Windows</text:span></text:p>
          </draw:text-box>
        </draw:frame>
        <draw:frame draw:style-name="gr1" draw:text-style-name="P1" draw:layer="layout" svg:width="5.078cm" svg:height="5.172cm" svg:x="11.436cm" svg:y="9.098cm">
          <draw:image xlink:href="../images/dominous_ic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41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8">http://dominous.forja.rediris.es</text:span></text:p>
              </text:list-item>
              <text:list-item>
                <text:p text:style-name="P3"><text:span text:style-name="T8">https://forja.rediris.es/projects/dominous</text:span></text:p>
              </text:list-item>
              <text:list-item>
                <text:p text:style-name="P3"><text:span text:style-name="T8"><text:a xlink:href="http://www.3oheme.com/dominous">http://www.3oheme.com/dominous</text:a></text:span></text:p>
                <text:p text:style-name="P3"><text:span text:style-name="T8"/></text:p>
                <text:p text:style-name="P3"><text:span text:style-name="T6"/></text:p>
              </text:list-item>
            </text:list>
          </draw:text-box>
        </draw:frame>
        <draw:frame draw:style-name="gr42" draw:text-style-name="P9" draw:layer="layout" svg:width="7.62cm" svg:height="2.41cm" svg:x="18.626cm" svg:y="15.631cm">
          <draw:text-box>
            <text:p text:style-name="P3"><text:span text:style-name="T6">¿Pregunt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3H53M02S</meta:editing-duration>
    <meta:editing-cycles>17</meta:editing-cycles>
    <meta:generator>OpenOffice.org/3.2$Win32 OpenOffice.org_project/320m12$Build-9483</meta:generator>
    <dc:date>2011-11-10T00:34:08.95</dc:date>
    <dc:creator>Ignacio Palomo Duarte</dc:creator>
    <meta:document-statistic meta:object-count="179"/>
  </office:meta>
</office:document-meta>
</file>